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>
      <style:text-properties fo:language="en" fo:country="US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Normal" style:family="paragraph">
      <style:paragraph-properties fo:margin-left="0.75in">
        <style:tab-stops/>
      </style:paragraph-properties>
    </style:style>
    <style:style style:name="P9" style:parent-style-name="Normal" style:family="paragraph">
      <style:paragraph-properties fo:margin-left="0.75in">
        <style:tab-stops/>
      </style:paragraph-properties>
    </style:style>
    <style:style style:name="P10" style:parent-style-name="Paragraphedeliste" style:list-style-name="LFO1" style:family="paragraph">
      <style:text-properties fo:language="en" fo:country="US"/>
    </style:style>
    <style:style style:name="P11" style:parent-style-name="Paragraphedeliste" style:list-style-name="LFO1" style:family="paragraph">
      <style:text-properties fo:language="en" fo:country="US"/>
    </style:style>
  </office:automatic-styles>
  <office:body>
    <office:text text:use-soft-page-breaks="true">
      <text:p text:style-name="P1">Réflexion de groupe -<text:s/>Initier un module de collecte pour notre application<text:s/>(II 4)</text:p>
      <text:p text:style-name="Normal"/>
      <text:list text:style-name="LFO1" text:continue-numbering="true">
        <text:list-item>
          <text:p text:style-name="P2">tweet_collect_whole</text:p>
        </text:list-item>
      </text:list>
      <text:p text:style-name="Paragraphedeliste">il s’agit de prendre en compte un maximum de tweet sur les elections, donc de prendre en compte les mots :</text:p>
      <text:list text:style-name="LFO1" text:continue-numbering="true">
        <text:list-item>
          <text:list>
            <text:list-item>
              <text:p text:style-name="P3">nom des 2 candidats</text:p>
            </text:list-item>
            <text:list-item>
              <text:p text:style-name="P4">nomdes ds partis</text:p>
            </text:list-item>
            <text:list-item>
              <text:p text:style-name="P5">slogan compagnes</text:p>
            </text:list-item>
            <text:list-item>
              <text:p text:style-name="P6">noms d’autres membres importants des campagnes</text:p>
            </text:list-item>
            <text:list-item>
              <text:p text:style-name="P7">nom de thèmes reliés au campagne MAIS il faut être sûr qu’il s’agit bien du thème, d’où l’utilisation de + pour completer la recherche</text:p>
            </text:list-item>
          </text:list>
        </text:list-item>
      </text:list>
      <text:p text:style-name="P8">+ Supprimer les doublons (certains tweet apparaissent plusieurs fois car ils emploient les mêmes mots clé) grâce aux identifiants</text:p>
      <text:p text:style-name="P9"/>
      <text:list text:style-name="LFO1" text:continue-numbering="true">
        <text:list-item>
          <text:p text:style-name="P10">collect_candidate_actuality_tweets</text:p>
        </text:list-item>
      </text:list>
      <text:p text:style-name="Paragraphedeliste">il s’agit de capter en temps réel les tweets du candidat, donc d’employer Stream</text:p>
      <text:p text:style-name="Normal"/>
      <text:list text:style-name="LFO1" text:continue-numbering="true">
        <text:list-item>
          <text:p text:style-name="P11">collect_candidate_tweet_activity</text:p>
        </text:list-item>
      </text:list>
      <text:p text:style-name="Paragraphedeliste">il s’agit de regarder les ‘replies’ aux tweet, donc de trouver une<text:s/>fonction qui analyse tous les tweets, regarde ceux qui ont le même « str_id » et les compter</text:p>
      <text:p text:style-name="Paragraphedeliste"/>
      <text:p text:style-name="Paragraphedeliste"/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ctif</meta:initial-creator>
    <dc:creator>Actif</dc:creator>
    <meta:creation-date>2018-11-14T14:05:00Z</meta:creation-date>
    <dc:date>2018-11-14T14:27:00Z</dc:date>
    <meta:template xlink:href="Normal" xlink:type="simple"/>
    <meta:editing-cycles>2</meta:editing-cycles>
    <meta:editing-duration>PT1320S</meta:editing-duration>
    <meta:document-statistic meta:page-count="1" meta:paragraph-count="1" meta:word-count="136" meta:character-count="889" meta:row-count="6" meta:non-whitespace-character-count="754"/>
  </office:meta>
</office:document-meta>
</file>